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The platform shall have a function to import csv files.</text:p>
        </text:list-item>
        <text:list-item>
          <text:p text:style-name="P1">The platform shall have a function to import json files.</text:p>
        </text:list-item>
        <text:list-item>
          <text:p text:style-name="P1">The platform shall have a function to import excel files.</text:p>
        </text:list-item>
        <text:list-item>
          <text:p text:style-name="P1">The platform shall have a function to import text files.</text:p>
        </text:list-item>
        <text:list-item>
          <text:p text:style-name="P1">The platform shall have function to produce basic descriptive statistics on a dataset.</text:p>
        </text:list-item>
        <text:list-item>
          <text:p text:style-name="P1">The platform shall have a function to manipulate a dataset (apply a function via a lambda function to the data).</text:p>
        </text:list-item>
        <text:list-item>
          <text:p text:style-name="P1">The platform shall have a function which performs time-frequency analysis on the data (such as a fft).</text:p>
        </text:list-item>
        <text:list-item>
          <text:p text:style-name="P1">The platform shall have a function to generate and save a figure for a histogram.</text:p>
        </text:list-item>
        <text:list-item>
          <text:p text:style-name="P1">The platform shall have a function to generate and save a figure for scatter plot.</text:p>
        </text:list-item>
        <text:list-item>
          <text:p text:style-name="P1">The platform shall have a function to generate and save a figure for pie chart. </text:p>
        </text:list-item>
        <text:list-item>
          <text:p text:style-name="P1">The platform shall have a function to generate and save a figure for bar chart. </text:p>
        </text:list-item>
        <text:list-item>
          <text:p text:style-name="P1">The platform shall have a function to generate and print parameters for 1st and 2nd and log regression of data.</text:p>
        </text:list-item>
        <text:list-item>
          <text:p text:style-name="P1">The platform plotting functions shall accept a parameter which calls the regression function and plots the regression over the data. <text:s/></text:p>
        </text:list-item>
        <text:list-item>
          <text:p text:style-name="P1">The platform shall enable storing of any manipulated/processed data as outputs as text, csv, excel, or json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0:15:27.355130273</meta:creation-date>
    <dc:date>2025-02-22T10:16:57.396893999</dc:date>
    <meta:editing-duration>PT1M31S</meta:editing-duration>
    <meta:editing-cycles>1</meta:editing-cycles>
    <meta:document-statistic meta:table-count="0" meta:image-count="0" meta:object-count="0" meta:page-count="1" meta:paragraph-count="14" meta:word-count="221" meta:character-count="1233" meta:non-whitespace-character-count="1036"/>
    <meta:generator>LibreOffice/24.2.7.2$Linux_X86_64 LibreOffice_project/420$Build-2</meta:generator>
  </office:meta>
</office:document-meta>
</file>